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Access.MonitorA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nitorAccess.delete( String cacheName , String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onitorAccess.overvie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